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2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00/00/00</text:date>, <text:time style:data-style-name="N2" text:time-value="11:29:40.5691857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0-24T11:30:27.186319000</dc:date>
    <meta:editing-duration>PT5H7M7S</meta:editing-duration>
    <meta:editing-cycles>45</meta:editing-cycles>
    <meta:generator>LibreOffice/7.0.2.2$Linux_X86_64 LibreOffice_project/8349ace3c3162073abd90d81fd06dcfb6b36b994</meta:generator>
    <meta:document-statistic meta:table-count="1" meta:cell-count="741" meta:object-count="0"/>
  </office:meta>
</office:document-meta>
</file>